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799in" fo:margin-top="0in" fo:margin-bottom="0in" fo:break-before="auto" fo:break-after="auto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K" style:family="table-column">
      <style:table-column-properties style:column-width="0.332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letter-spacing="0.0138in" fo:font-style="normal" fo:font-weight="normal" officeooo:paragraph-rsid="004a9af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9pt" fo:letter-spacing="0.0138in" fo:font-style="normal" fo:font-weight="normal" officeooo:paragraph-rsid="004a9af2" fo:background-color="#ffffff" style:font-name-asian="Microsoft YaHei" style:font-size-asian="9pt" style:font-style-asian="normal" style:font-weight-asian="normal" style:font-name-complex="Arial" style:font-size-complex="9pt" style:font-style-complex="normal" style:font-weight-complex="normal" style:text-rotation-angle="0" style:text-rotation-scale="line-height"/>
    </style:style>
    <style:style style:name="P3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5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8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P10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8pt" fo:font-weight="bold" officeooo:paragraph-rsid="004db323" style:font-size-asian="18pt" style:font-weight-asian="bold" style:font-size-complex="18pt" style:font-weight-complex="bold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2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3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4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15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17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'i in range(int(o.packages))'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K"/>
        <table:table-row table:style-name="Table1.1">
          <table:table-cell table:style-name="Table1.A1" table:number-columns-spanned="3" office:value-type="string">
            <text:p text:style-name="P14">Shipper</text:p>
          </table:table-cell>
          <table:covered-table-cell/>
          <table:covered-table-cell/>
          <table:table-cell table:style-name="Table1.A1" office:value-type="string">
            <text:p text:style-name="P14">Box</text:p>
          </table:table-cell>
          <table:table-cell table:style-name="Table1.E1" table:number-columns-spanned="7" office:value-type="string">
            <text:p text:style-name="P15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><text:span text:style-name="T1"><text:s/></text:span><text:span text:style-name="T3"><text:placeholder text:placeholder-type="text">&lt;get_address(o.carrier_id.partner_id)&gt;</text:placeholder></text:span></text:p>
          </table:table-cell>
          <table:table-cell table:style-name="Table1.A2" office:value-type="string">
            <text:p text:style-name="P9"><text:span text:style-name="T1"><text:s/></text:span><text:span text:style-name="T3"><text:placeholder text:placeholder-type="text">&lt;o.carrier_id.name or ''&gt;</text:placeholder></text:span></text:p>
          </table:table-cell>
          <table:table-cell table:style-name="Table1.A2" office:value-type="string">
            <text:p text:style-name="P10"><text:span text:style-name="T3"><text:placeholder text:placeholder-type="text">&lt;i+1&gt;</text:placeholder></text:span><text:s/>OF 1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</table:table-cell>
          <table:table-cell table:style-name="Table1.A2" office:value-type="string">
            <text:p text:style-name="P6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7"><text:placeholder text:placeholder-type="text">&lt;o.partner_shipping_id.phone or ''&gt;</text:placeholder></text:p>
          </table:table-cell>
          <table:table-cell table:style-name="Table1.A2" office:value-type="string">
            <text:p text:style-name="P7"><text:placeholder text:placeholder-type="text">&lt;get_address(o.partner_shipping_id)&gt;</text:placeholder></text:p>
          </table:table-cell>
          <table:table-cell table:style-name="Table1.A2" office:value-type="string">
            <text:p text:style-name="P7"><text:placeholder text:placeholder-type="text">&lt;get_street2(o.partner_shipping_id)&gt;</text:placeholder></text:p>
          </table:table-cell>
          <table:table-cell table:style-name="Table1.A2" office:value-type="string">
            <text:p text:style-name="P8"><text:placeholder text:placeholder-type="text">&lt;get_street(o.partner_shipping_id)&gt;</text:placeholder></text:p>
          </table:table-cell>
          <table:table-cell table:style-name="Table1.A2" office:value-type="string">
            <text:p text:style-name="P13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K2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16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4T12:37:05.969404254</dc:date>
    <meta:editing-duration>PT2H24M12S</meta:editing-duration>
    <meta:editing-cycles>43</meta:editing-cycles>
    <meta:generator>LibreOffice/6.1.4.2$Linux_X86_64 LibreOffice_project/10$Build-2</meta:generator>
    <meta:document-statistic meta:table-count="1" meta:image-count="0" meta:object-count="0" meta:page-count="2" meta:paragraph-count="15" meta:word-count="36" meta:character-count="480" meta:non-whitespace-character-count="457"/>
  </office:meta>
</office:document-meta>
</file>